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51.45mm"/>
    </style:style>
    <style:style style:name="co4" style:family="table-column">
      <style:table-column-properties fo:break-before="auto" style:column-width="49.09mm"/>
    </style:style>
    <style:style style:name="co5" style:family="table-column">
      <style:table-column-properties fo:break-before="auto" style:column-width="54.29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7.07mm"/>
    </style:style>
    <style:style style:name="co8" style:family="table-column">
      <style:table-column-properties fo:break-before="auto" style:column-width="21.7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23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008000"/>
    </style:style>
    <style:style style:name="ce7" style:family="table-cell" style:parent-style-name="Default">
      <style:text-properties fo:color="#808080"/>
    </style:style>
    <style:style style:name="ce8" style:family="table-cell" style:parent-style-name="Default">
      <style:table-cell-properties fo:background-color="#c0c0c0"/>
      <style:text-properties fo:color="#ff0000"/>
    </style:style>
    <style:style style:name="ce9" style:family="table-cell" style:parent-style-name="Default">
      <style:table-cell-properties fo:background-color="#c0c0c0"/>
      <style:text-properties fo:color="#008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2017-12-05 Comparison of held JSF @ViewScoped bean references by bean type and navigation type (Webel IT Australia)</text:p>
          </table:table-cell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Server: Glassfish4.1.1 or Payara41 with Mojarra-2.3.0 as javax.faces.jar and NetBeans8.2 Profiler</text:p>
          </table:table-cell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Technology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Bean type</text:p>
          </table:table-cell>
          <table:table-cell table:style-name="ce3" office:value-type="string" calcext:value-type="string">
            <text:p>Scope</text:p>
          </table:table-cell>
          <table:table-cell table:style-name="ce3" office:value-type="string" calcext:value-type="string">
            <text:p>Navigation</text:p>
          </table:table-cell>
          <table:table-cell table:style-name="ce3" office:value-type="string" calcext:value-type="string">
            <text:p>@PreDestroy</text:p>
          </table:table-cell>
          <table:table-cell table:style-name="ce3" office:value-type="string" calcext:value-type="string">
            <text:p>GC</text:p>
          </table:table-cell>
          <table:table-cell table:style-name="ce3" office:value-type="string" calcext:value-type="string">
            <text:p>Remark</text:p>
          </table:table-cell>
          <table:table-cell table:style-name="ce3" table:number-columns-repeated="1016"/>
        </table:table-row>
        <table:table-row table:style-name="ro3">
          <table:table-cell office:value-type="string" calcext:value-type="string">
            <text:p>JSF2.0</text:p>
          </table:table-cell>
          <table:table-cell office:value-type="string" calcext:value-type="string">
            <text:p>(Mojarra-2.2.8-18)</text:p>
          </table:table-cell>
          <table:table-cell office:value-type="string" calcext:value-type="string">
            <text:p>javax.faces.bean.ManagedBean</text:p>
          </table:table-cell>
          <table:table-cell office:value-type="string" calcext:value-type="string">
            <text:p>javax.faces.bean.ViewScope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ET: h:outputLink</text:p>
          </table:table-cell>
          <table:table-cell table:number-columns-repeated="2" table:style-name="ce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ET: h:link</text:p>
          </table:table-cell>
          <table:table-cell table:number-columns-repeated="2" table:style-name="ce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ET: h:link (redirect)</text:p>
          </table:table-cell>
          <table:table-cell table:number-columns-repeated="2" table:style-name="ce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ET: HTML &lt;a&gt;</text:p>
          </table:table-cell>
          <table:table-cell table:number-columns-repeated="2" table:style-name="ce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h:commandButton: action metho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h:commandButton: action string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h:commandButton: null</text:p>
          </table:table-cell>
          <table:table-cell table:number-columns-repeated="2" table:style-name="ce7" office:value-type="string" calcext:value-type="string">
            <text:p>n/a</text:p>
          </table:table-cell>
          <table:table-cell table:style-name="ce7" office:value-type="string" calcext:value-type="string">
            <text:p>no new bean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 calcext:value-type="string">
            <text:p>browser reload</text:p>
          </table:table-cell>
          <table:table-cell table:number-columns-repeated="2" table:style-name="ce5" office:value-type="string" calcext:value-type="string">
            <text:p>no</text:p>
          </table:table-cell>
          <table:table-cell office:value-type="string" calcext:value-type="string">
            <text:p>new bean</text:p>
          </table:table-cell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8" table:number-columns-repeated="2"/>
          <table:table-cell table:style-name="ce4" table:number-columns-repeated="1017"/>
        </table:table-row>
        <table:table-row table:style-name="ro2">
          <table:table-cell office:value-type="string" calcext:value-type="string">
            <text:p>JSF2.3</text:p>
          </table:table-cell>
          <table:table-cell office:value-type="string" calcext:value-type="string">
            <text:p>Mojarra-2.3.0</text:p>
          </table:table-cell>
          <table:table-cell office:value-type="string" calcext:value-type="string">
            <text:p>javax.inject.Named</text:p>
          </table:table-cell>
          <table:table-cell office:value-type="string" calcext:value-type="string">
            <text:p>javax.faces.view.ViewScope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formula="of:=[.E7]" office:value-type="string" office:string-value="GET: h:outputLink" calcext:value-type="string">
            <text:p>GET: h:outputLink</text:p>
          </table:table-cell>
          <table:table-cell table:number-columns-repeated="2" table:style-name="ce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8]" office:value-type="string" office:string-value="GET: h:link" calcext:value-type="string">
            <text:p>GET: h:link</text:p>
          </table:table-cell>
          <table:table-cell table:number-columns-repeated="2" table:style-name="ce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9]" office:value-type="string" office:string-value="GET: h:link (redirect)" calcext:value-type="string">
            <text:p>GET: h:link (redirect)</text:p>
          </table:table-cell>
          <table:table-cell table:number-columns-repeated="2" table:style-name="ce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0]" office:value-type="string" office:string-value="GET: HTML &lt;a&gt;" calcext:value-type="string">
            <text:p>GET: HTML &lt;a&gt;</text:p>
          </table:table-cell>
          <table:table-cell table:number-columns-repeated="2" table:style-name="ce5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formula="of:=[.E11]" office:value-type="string" office:string-value="h:commandButton: action method" calcext:value-type="string">
            <text:p>h:commandButton: action metho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formula="of:=[.E12]" office:value-type="string" office:string-value="h:commandButton: action string" calcext:value-type="string">
            <text:p>h:commandButton: action string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13]" office:value-type="string" office:string-value="h:commandButton: null" calcext:value-type="string">
            <text:p>h:commandButton: null</text:p>
          </table:table-cell>
          <table:table-cell table:number-columns-repeated="2" table:style-name="ce7" office:value-type="string" calcext:value-type="string">
            <text:p>n/a</text:p>
          </table:table-cell>
          <table:table-cell table:style-name="ce7" table:formula="of:=[.H13]" office:value-type="string" office:string-value="no new bean" calcext:value-type="string">
            <text:p>no new bean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formula="of:=[.E14]" office:value-type="string" office:string-value="browser reload" calcext:value-type="string">
            <text:p>browser reload</text:p>
          </table:table-cell>
          <table:table-cell table:number-columns-repeated="2" table:style-name="ce5" office:value-type="string" calcext:value-type="string">
            <text:p>no</text:p>
          </table:table-cell>
          <table:table-cell office:value-type="string" calcext:value-type="string">
            <text:p>new bean</text:p>
          </table:table-cell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9"/>
          <table:table-cell table:style-name="ce8"/>
          <table:table-cell table:style-name="ce4" table:number-columns-repeated="1017"/>
        </table:table-row>
        <table:table-row table:style-name="ro4">
          <table:table-cell office:value-type="string" calcext:value-type="string">
            <text:p>OmniFaces</text:p>
          </table:table-cell>
          <table:table-cell office:value-type="string" calcext:value-type="string">
            <text:p>OmniFaces-2.6.6</text:p>
          </table:table-cell>
          <table:table-cell table:formula="of:=[.C16]" office:value-type="string" office:string-value="javax.inject.Named" calcext:value-type="string">
            <text:p>javax.inject.Named</text:p>
          </table:table-cell>
          <table:table-cell office:value-type="string" calcext:value-type="string">
            <text:p>org.omnifaces.cdi.ViewScope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3">
          <table:table-cell table:number-columns-repeated="4"/>
          <table:table-cell table:formula="of:=[.E17]" office:value-type="string" office:string-value="GET: h:outputLink" calcext:value-type="string">
            <text:p>GET: h:outputLink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formula="of:=[.E18]" office:value-type="string" office:string-value="GET: h:link" calcext:value-type="string">
            <text:p>GET: h:link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formula="of:=[.E19]" office:value-type="string" office:string-value="GET: h:link (redirect)" calcext:value-type="string">
            <text:p>GET: h:link (redirect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formula="of:=[.E20]" office:value-type="string" office:string-value="GET: HTML &lt;a&gt;" calcext:value-type="string">
            <text:p>GET: HTML &lt;a&gt;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formula="of:=[.E21]" office:value-type="string" office:string-value="h:commandButton: action method" calcext:value-type="string">
            <text:p>h:commandButton: action metho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formula="of:=[.E22]" office:value-type="string" office:string-value="h:commandButton: action string" calcext:value-type="string">
            <text:p>h:commandButton: action string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23]" office:value-type="string" office:string-value="h:commandButton: null" calcext:value-type="string">
            <text:p>h:commandButton: null</text:p>
          </table:table-cell>
          <table:table-cell table:number-columns-repeated="2" table:style-name="ce7" office:value-type="string" calcext:value-type="string">
            <text:p>n/a</text:p>
          </table:table-cell>
          <table:table-cell table:style-name="ce7" table:formula="of:=[.H23]" office:value-type="string" office:string-value="no new bean" calcext:value-type="string">
            <text:p>no new bean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formula="of:=[.E24]" office:value-type="string" office:string-value="browser reload" calcext:value-type="string">
            <text:p>browser reloa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 bean</text:p>
          </table:table-cell>
          <table:table-cell table:number-columns-repeated="1016"/>
        </table:table-row>
        <table:table-row table:style-name="ro1">
          <table:table-cell table:style-name="ce4"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/00/0000</text:date>, <text:time style:data-style-name="N2" text:time-value="23:56:13.27924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ren Kelly</meta:initial-creator>
    <meta:creation-date>2016-11-12T20:47:38</meta:creation-date>
    <meta:generator>LibreOffice/5.4.3.2$MacOSX_X86_64 LibreOffice_project/92a7159f7e4af62137622921e809f8546db437e5</meta:generator>
    <dc:date>2017-12-06T00:09:24.464728000</dc:date>
    <meta:editing-duration>PT59M38S</meta:editing-duration>
    <meta:editing-cycles>40</meta:editing-cycles>
    <meta:document-statistic meta:table-count="3" meta:cell-count="100" meta:object-count="0"/>
  </office:meta>
</office:document-meta>
</file>